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8000000988AB89EF9CDE4FD0A.png" manifest:media-type="image/png"/>
  <manifest:file-entry manifest:full-path="Pictures/200000110000184A000032BFC8EC5342DF2EC328.wmf" manifest:media-type="image/x-wm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256cm" fo:margin-left="-0.132cm" style:page-number="auto" table:align="left" style:writing-mode="lr-tb"/>
    </style:style>
    <style:style style:name="Table1.A" style:family="table-column">
      <style:table-column-properties style:column-width="2.745cm"/>
    </style:style>
    <style:style style:name="Table1.B" style:family="table-column">
      <style:table-column-properties style:column-width="0.88cm"/>
    </style:style>
    <style:style style:name="Table1.C" style:family="table-column">
      <style:table-column-properties style:column-width="8.751cm"/>
    </style:style>
    <style:style style:name="Table1.D" style:family="table-column">
      <style:table-column-properties style:column-width="3.88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998cm" fo:keep-together="always"/>
    </style:style>
    <style:style style:name="Table2" style:family="table">
      <style:table-properties style:width="16.263cm" fo:margin-left="-0.132cm" table:align="left" style:writing-mode="lr-tb"/>
    </style:style>
    <style:style style:name="Table2.A" style:family="table-column">
      <style:table-column-properties style:column-width="16.26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187cm" fo:margin-left="-0.071cm" table:align="left" style:writing-mode="lr-tb"/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14.38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485cm" fo:keep-together="always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20" style:family="table-row">
      <style:table-row-properties style:min-row-height="0.497cm" fo:keep-together="always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19b0f4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normal" officeooo:paragraph-rsid="0018e9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text-properties fo:font-size="11pt" fo:language="pt" fo:country="BR" officeooo:paragraph-rsid="0010d93e" style:font-size-asian="11pt"/>
    </style:style>
    <style:style style:name="P8" style:family="paragraph" style:parent-style-name="Standard">
      <style:text-properties fo:font-size="11pt" fo:language="pt" fo:country="BR" officeooo:paragraph-rsid="00172a65" style:font-size-asian="11pt"/>
    </style:style>
    <style:style style:name="P9" style:family="paragraph" style:parent-style-name="Standard">
      <style:text-properties fo:font-size="11pt" fo:language="pt" fo:country="BR" officeooo:paragraph-rsid="00322afc" style:font-size-asian="11pt"/>
    </style:style>
    <style:style style:name="P10" style:family="paragraph" style:parent-style-name="Standard">
      <style:text-properties fo:font-size="11pt" fo:language="pt" fo:country="BR" fo:font-weight="bold" style:font-size-asian="11pt" style:font-weight-asian="bold"/>
    </style:style>
    <style:style style:name="P11" style:family="paragraph" style:parent-style-name="Standard">
      <style:text-properties fo:font-size="11pt" fo:language="pt" fo:country="BR" fo:font-weight="bold" officeooo:paragraph-rsid="00172a65" style:font-size-asian="11pt" style:font-weight-asian="bold"/>
    </style:style>
    <style:style style:name="P12" style:family="paragraph" style:parent-style-name="Standard">
      <style:text-properties fo:font-size="11pt" fo:language="pt" fo:country="BR" fo:font-style="italic" fo:font-weight="normal" officeooo:paragraph-rsid="0011923a" style:font-size-asian="11p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ize="8pt" fo:language="pt" fo:country="BR" style:font-size-asian="8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officeooo:rsid="0020121f" officeooo:paragraph-rsid="0020121f" style:font-size-asian="10pt" style:font-style-asian="normal" style:font-weight-asian="bold" style:font-size-complex="10pt" style:font-style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30f976" officeooo:paragraph-rsid="0030f976" style:font-size-asian="10pt" style:font-style-asian="normal" style:font-weight-asian="bold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1bc2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9b0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0973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40775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3457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5fbb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ae01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26b9e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30f97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20121f" officeooo:paragraph-rsid="0020121f" style:font-size-asian="10pt" style:font-style-asian="italic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0f976" officeooo:paragraph-rsid="0030f976" style:font-size-asian="10pt" style:font-style-asian="italic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officeooo:paragraph-rsid="000eb58b" style:font-size-asian="10pt" style:font-weight-asian="bold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0eb58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fo:language="pt" fo:country="BR" fo:font-style="italic" style:font-size-asian="10pt" style:font-style-asian="italic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0pt" fo:language="pt" fo:country="BR" fo:font-weight="normal" officeooo:paragraph-rsid="0019b0f4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officeooo:paragraph-rsid="000eb58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font-size="10pt" officeooo:paragraph-rsid="000feaf8" style:font-size-asian="10pt" style:font-size-complex="10pt"/>
    </style:style>
    <style:style style:name="P49" style:family="paragraph" style:parent-style-name="Standard">
      <style:text-properties fo:font-size="10pt" officeooo:paragraph-rsid="000eb58b" style:font-size-asian="10pt" style:font-size-complex="10pt"/>
    </style:style>
    <style:style style:name="P50" style:family="paragraph" style:parent-style-name="Standard">
      <style:text-properties fo:font-size="10pt" officeooo:rsid="001a2f76" officeooo:paragraph-rsid="001a2f76" style:font-size-asian="10pt" style:font-size-complex="10pt"/>
    </style:style>
    <style:style style:name="P51" style:family="paragraph" style:parent-style-name="Default_20_Style">
      <style:text-properties fo:font-size="10pt" style:font-size-asian="10pt" style:font-size-complex="10pt"/>
    </style:style>
    <style:style style:name="P52" style:family="paragraph" style:parent-style-name="Standard">
      <style:paragraph-properties fo:margin-left="0.076cm" fo:margin-right="-0.007cm" fo:text-align="start" style:justify-single-word="false" fo:text-indent="0cm" style:auto-text-indent="false"/>
      <style:text-properties fo:font-size="10pt" officeooo:paragraph-rsid="001a2f76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0f976" officeooo:paragraph-rsid="0030f976" style:font-size-asian="10pt" style:font-style-asian="italic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5537b" officeooo:paragraph-rsid="0035537b" style:font-size-asian="10pt" style:font-style-asian="italic" style:font-size-complex="10pt"/>
    </style:style>
    <style:style style:name="P55" style:family="paragraph" style:parent-style-name="Heading_20_3">
      <style:text-properties fo:font-size="10pt" fo:language="pt" fo:country="BR" style:font-size-asian="10pt"/>
    </style:style>
    <style:style style:name="P56" style:family="paragraph" style:parent-style-name="Heading_20_4">
      <style:text-properties fo:font-size="10pt" fo:language="pt" fo:country="BR" style:font-size-asian="10pt"/>
    </style:style>
    <style:style style:name="P57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c4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b0f4"/>
    </style:style>
    <style:style style:name="T4" style:family="text">
      <style:text-properties style:text-underline-style="solid" style:text-underline-width="auto" style:text-underline-color="font-color" officeooo:rsid="0020121f"/>
    </style:style>
    <style:style style:name="T5" style:family="text">
      <style:text-properties style:text-position="super 58%" fo:language="pt" fo:country="BR"/>
    </style:style>
    <style:style style:name="T6" style:family="text">
      <style:text-properties style:text-position="super 58%" fo:language="pt" fo:country="BR" style:text-underline-style="none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b0f4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d93e" style:font-style-asian="italic"/>
    </style:style>
    <style:style style:name="T13" style:family="text">
      <style:text-properties fo:font-style="italic" officeooo:rsid="00172a65" style:font-style-asian="italic"/>
    </style:style>
    <style:style style:name="T14" style:family="text">
      <style:text-properties fo:font-style="italic" fo:font-weight="bold" style:font-style-asian="italic" style:font-weight-asian="bold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72a6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3f9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22afc" style:font-style-asian="italic" style:font-weight-asian="normal" style:font-style-complex="italic" style:font-weight-complex="normal"/>
    </style:style>
    <style:style style:name="T19" style:family="text">
      <style:text-properties fo:language="pt" fo:country="BR"/>
    </style:style>
    <style:style style:name="T20" style:family="text">
      <style:text-properties fo:language="pt" fo:country="BR" fo:font-weight="bold" style:font-weight-asian="bold"/>
    </style:style>
    <style:style style:name="T21" style:family="text">
      <style:text-properties fo:language="pt" fo:country="BR" fo:font-weight="bold" style:font-weight-asian="bold" style:font-weight-complex="normal"/>
    </style:style>
    <style:style style:name="T22" style:family="text">
      <style:text-properties fo:language="pt" fo:country="BR" fo:font-weight="bold" officeooo:rsid="00343b65" style:font-weight-asian="bold" style:font-weight-complex="normal"/>
    </style:style>
    <style:style style:name="T23" style:family="text">
      <style:text-properties fo:language="pt" fo:country="BR" fo:font-weight="bold" style:font-weight-asian="bold" style:font-name-complex="Times New Roman" style:font-weight-complex="bold"/>
    </style:style>
    <style:style style:name="T24" style:family="text">
      <style:text-properties fo:language="pt" fo:country="BR" fo:font-weight="bold" officeooo:rsid="00172a65" style:font-weight-asian="bold"/>
    </style:style>
    <style:style style:name="T25" style:family="text">
      <style:text-properties fo:language="pt" fo:country="BR" fo:font-weight="bold" officeooo:rsid="0018e900" style:font-weight-asian="bold"/>
    </style:style>
    <style:style style:name="T26" style:family="text">
      <style:text-properties fo:language="pt" fo:country="BR" fo:font-weight="bold" style:font-weight-asian="bold" style:font-weight-complex="bold"/>
    </style:style>
    <style:style style:name="T27" style:family="text">
      <style:text-properties fo:language="pt" fo:country="BR" fo:font-weight="bold" officeooo:rsid="00343b65" style:font-weight-asian="bold"/>
    </style:style>
    <style:style style:name="T28" style:family="text">
      <style:text-properties fo:language="pt" fo:country="BR" fo:font-weight="normal" style:font-weight-asian="normal" style:font-weight-complex="normal"/>
    </style:style>
    <style:style style:name="T29" style:family="text">
      <style:text-properties fo:language="pt" fo:country="BR" officeooo:rsid="000eb58b"/>
    </style:style>
    <style:style style:name="T30" style:family="text">
      <style:text-properties fo:language="pt" fo:country="BR" style:font-name-complex="Times New Roman"/>
    </style:style>
    <style:style style:name="T31" style:family="text">
      <style:text-properties fo:language="pt" fo:country="BR" officeooo:rsid="000feaf8"/>
    </style:style>
    <style:style style:name="T32" style:family="text">
      <style:text-properties fo:language="pt" fo:country="BR" officeooo:rsid="0010d93e"/>
    </style:style>
    <style:style style:name="T33" style:family="text">
      <style:text-properties fo:language="pt" fo:country="BR" fo:font-style="italic" fo:font-weight="bold" style:font-style-asian="italic" style:font-weight-asian="bold"/>
    </style:style>
    <style:style style:name="T34" style:family="text">
      <style:text-properties fo:language="pt" fo:country="BR" fo:font-style="italic" style:font-style-asian="italic"/>
    </style:style>
    <style:style style:name="T35" style:family="text">
      <style:text-properties fo:language="pt" fo:country="BR" fo:font-style="normal" style:font-style-asian="normal" style:font-style-complex="normal"/>
    </style:style>
    <style:style style:name="T36" style:family="text">
      <style:text-properties fo:language="pt" fo:country="BR" fo:font-style="normal" officeooo:rsid="001b3c28" style:font-style-asian="normal" style:font-style-complex="normal"/>
    </style:style>
    <style:style style:name="T37" style:family="text">
      <style:text-properties fo:language="pt" fo:country="BR" officeooo:rsid="0019b0f4"/>
    </style:style>
    <style:style style:name="T38" style:family="text">
      <style:text-properties fo:language="pt" fo:country="BR" style:text-underline-style="solid" style:text-underline-width="auto" style:text-underline-color="font-color" officeooo:rsid="0019b0f4"/>
    </style:style>
    <style:style style:name="T39" style:family="text">
      <style:text-properties fo:language="pt" fo:country="BR" officeooo:rsid="001e3a5f"/>
    </style:style>
    <style:style style:name="T40" style:family="text">
      <style:text-properties fo:language="pt" fo:country="BR" officeooo:rsid="00313de6"/>
    </style:style>
    <style:style style:name="T41" style:family="text">
      <style:text-properties style:font-name="Symbol"/>
    </style:style>
    <style:style style:name="T42" style:family="text">
      <style:text-properties style:font-name="Symbol" fo:font-weight="bold" style:font-weight-asian="bold"/>
    </style:style>
    <style:style style:name="T43" style:family="text">
      <style:text-properties style:font-name="Symbol" fo:font-weight="bold" officeooo:rsid="0019b0f4" style:font-weight-asian="bold"/>
    </style:style>
    <style:style style:name="T44" style:family="text">
      <style:text-properties style:font-name="Symbol" fo:language="pt" fo:country="BR" fo:font-weight="bold" style:font-weight-asian="bold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0121f" style:font-name-complex="Ari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0d93e" style:font-style-asian="normal" style:font-weight-asian="bold" style:font-style-complex="normal" style:font-weight-complex="bold"/>
    </style:style>
    <style:style style:name="T49" style:family="text">
      <style:text-properties fo:language="en" fo:country="US" fo:font-weight="bold" style:font-weight-asian="bold" style:font-name-complex="Times New Roman" style:font-weight-complex="bold"/>
    </style:style>
    <style:style style:name="T50" style:family="text">
      <style:text-properties fo:language="en" fo:country="US" style:font-name-complex="Times New Roman"/>
    </style:style>
    <style:style style:name="T51" style:family="text">
      <style:text-properties style:font-name="Times New Roman" fo:font-weight="normal" style:font-weight-asian="normal" style:font-name-complex="Times New Roman" style:font-weight-complex="normal"/>
    </style:style>
    <style:style style:name="T52" style:family="text">
      <style:text-properties style:font-name="Times New Roman" fo:font-weight="normal" officeooo:rsid="000eb58b" style:font-weight-asian="normal" style:font-name-complex="Times New Roman" style:font-weight-complex="normal"/>
    </style:style>
    <style:style style:name="T53" style:family="text">
      <style:text-properties style:font-name="Times New Roman" fo:font-weight="normal" officeooo:rsid="001a2f76" style:font-weight-asian="normal" style:font-name-complex="Times New Roman" style:font-weight-complex="normal"/>
    </style:style>
    <style:style style:name="T54" style:family="text">
      <style:text-properties style:font-name="Times New Roman" fo:font-weight="normal" style:font-weight-asian="normal" style:font-weight-complex="normal"/>
    </style:style>
    <style:style style:name="T55" style:family="text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6" style:family="text">
      <style:text-properties style:font-name="Times New Roman" fo:font-weight="bold" style:font-weight-asian="bold" style:font-name-complex="Times New Roman" style:font-weight-complex="bold"/>
    </style:style>
    <style:style style:name="T57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58" style:family="text">
      <style:text-properties style:font-name="Times New Roman" fo:language="pt" fo:country="BR" fo:font-style="normal" officeooo:rsid="0018e900" style:font-style-asian="normal" style:font-name-complex="Arial" style:font-style-complex="normal"/>
    </style:style>
    <style:style style:name="T59" style:family="text">
      <style:text-properties style:font-name="Times New Roman" fo:language="pt" fo:country="BR" fo:font-style="normal" officeooo:rsid="0019b0f4" style:font-style-asian="normal" style:font-name-complex="Arial" style:font-style-complex="normal"/>
    </style:style>
    <style:style style:name="T60" style:family="text">
      <style:text-properties style:font-name="Times New Roman" fo:language="pt" fo:country="BR" fo:font-style="normal" fo:font-weight="bold" officeooo:rsid="0019b0f4" style:font-style-asian="normal" style:font-weight-asian="bold" style:font-name-complex="Arial" style:font-style-complex="normal" style:font-weight-complex="bold"/>
    </style:style>
    <style:style style:name="T61" style:family="text">
      <style:text-properties style:font-name="Times New Roman" fo:language="pt" fo:country="BR" fo:font-style="normal" fo:font-weight="bold" officeooo:rsid="0018e900" style:font-style-asian="normal" style:font-weight-asian="bold" style:font-name-complex="Arial" style:font-style-complex="normal" style:font-weight-complex="bold"/>
    </style:style>
    <style:style style:name="T62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63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4" style:family="text">
      <style:text-properties officeooo:rsid="000eb58b"/>
    </style:style>
    <style:style style:name="T65" style:family="text">
      <style:text-properties officeooo:rsid="0010d93e"/>
    </style:style>
    <style:style style:name="T66" style:family="text">
      <style:text-properties officeooo:rsid="0011923a"/>
    </style:style>
    <style:style style:name="T67" style:family="text">
      <style:text-properties officeooo:rsid="00172a65"/>
    </style:style>
    <style:style style:name="T68" style:family="text">
      <style:text-properties officeooo:rsid="0018e900"/>
    </style:style>
    <style:style style:name="T69" style:family="text">
      <style:text-properties officeooo:rsid="0019b0f4"/>
    </style:style>
    <style:style style:name="T70" style:family="text">
      <style:text-properties style:text-underline-style="none" officeooo:rsid="0019b0f4"/>
    </style:style>
    <style:style style:name="T71" style:family="text">
      <style:text-properties officeooo:rsid="001a2f76"/>
    </style:style>
    <style:style style:name="T72" style:family="text">
      <style:text-properties officeooo:rsid="001bc2f5"/>
    </style:style>
    <style:style style:name="T73" style:family="text">
      <style:text-properties officeooo:rsid="0020973c"/>
    </style:style>
    <style:style style:name="T74" style:family="text">
      <style:text-properties officeooo:rsid="00240775"/>
    </style:style>
    <style:style style:name="T75" style:family="text">
      <style:text-properties officeooo:rsid="00253457"/>
    </style:style>
    <style:style style:name="T76" style:family="text">
      <style:text-properties officeooo:rsid="0026b9e1"/>
    </style:style>
    <style:style style:name="T77" style:family="text">
      <style:text-properties officeooo:rsid="0028906f"/>
    </style:style>
    <style:style style:name="T78" style:family="text">
      <style:text-properties officeooo:rsid="00297fb2"/>
    </style:style>
    <style:style style:name="T79" style:family="text">
      <style:text-properties officeooo:rsid="002d275a"/>
    </style:style>
    <style:style style:name="T80" style:family="text">
      <style:text-properties officeooo:rsid="0030f976"/>
    </style:style>
    <style:style style:name="T81" style:family="text">
      <style:text-properties officeooo:rsid="00322afc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h text:style-name="P56" text:outline-level="4">CAT <text:span text:style-name="T81">124</text:span></text:h>
          </table:table-cell>
          <table:covered-table-cell/>
          <table:table-cell table:style-name="Table1.A1" office:value-type="string">
            <text:h text:style-name="P55" text:outline-level="3">ELETROTÉCNICA GERAL</text:h>
          </table:table-cell>
          <table:table-cell table:style-name="Table1.D1" office:value-type="string">
            <text:p text:style-name="Standard"><text:span text:style-name="T39">2</text:span><text:span text:style-name="T6">o</text:span><text:span text:style-name="T20"> SEMESTRE 201</text:span><text:span text:style-name="T24">6</text:span></text:p>
          </table:table-cell>
        </table:table-row>
        <table:table-row table:style-name="Table1.2">
          <table:table-cell table:style-name="Table1.D1" table:number-columns-spanned="4" office:value-type="string">
            <text:p text:style-name="P7"><text:span text:style-name="T7">Professores:</text:span><text:span text:style-name="T45"> </text:span><text:span text:style-name="T15">Msc.</text:span><text:span text:style-name="T14"> </text:span><text:span text:style-name="T11">Danny Augusto Vieira Tonidandel</text:span><text:span text:style-name="T10"> <text:s/></text:span></text:p>
            <text:p text:style-name="P7"><text:span text:style-name="T47">Contato </text:span><text:span text:style-name="T48">(via website)</text:span><text:span text:style-name="T47">:</text:span><text:span text:style-name="T10"> </text:span><text:a xlink:type="simple" xlink:href="http://professor.ufop.br/tonidandel" text:style-name="Internet_20_link" text:visited-style-name="Visited_20_Internet_20_Link"><text:span text:style-name="T12">professor.ufop.br/tonidandel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Turmas: <text:span text:style-name="T81">75</text:span>/<text:span text:style-name="T81">76</text:span></text:p>
          </table:table-cell>
          <table:table-cell table:style-name="Table1.D1" table:number-columns-spanned="3" office:value-type="string">
            <text:p text:style-name="P11">Horário:</text:p>
            <text:p text:style-name="P8"><text:span text:style-name="T16">Te</text:span><text:span text:style-name="T15">óricas: </text:span><text:span text:style-name="T18">terças</text:span><text:span text:style-name="T15">-feira</text:span><text:span text:style-name="T16">s –</text:span><text:span text:style-name="T17"> </text:span><text:span text:style-name="T18">laboratório de Eletrotécnica – 07:30-10:00</text:span></text:p>
            <text:p text:style-name="P9"><text:span text:style-name="T18">Práticas</text:span><text:span text:style-name="T15">: </text:span><text:span text:style-name="T18">terças</text:span><text:span text:style-name="T15">-feira</text:span><text:span text:style-name="T16">s –</text:span><text:span text:style-name="T17"> </text:span><text:span text:style-name="T18">laboratório de Eletrotécnica – 10:10-12:00</text:span></text:p>
            <text:p text:style-name="P12"><text:span text:style-name="T66">website</text:span>: <text:a xlink:type="simple" xlink:href="http://professor.ufop.br/tonidandel" text:style-name="Internet_20_link" text:visited-style-name="Visited_20_Internet_20_Link"><text:span text:style-name="T65">professor.ufop.br/tonidandel</text:span></text:a></text:p>
          </table:table-cell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Objetivos da disciplina<text:span text:style-name="T10">:</text:span></text:p>
            <text:p text:style-name="P42">a<text:span text:style-name="T7">) geral</text:span> – Consolidar os conhecimentos básicos de eletromagnetismo e medições elétricas.</text:p>
            <text:p text:style-name="P47"><text:span text:style-name="T33">b) específicos</text:span><text:span text:style-name="T34"> – </text:span><text:span text:style-name="T35">Possibilitar ao aluno compreender conceitos </text:span><text:span text:style-name="T36">básicos </text:span><text:span text:style-name="T35">de </text:span><text:span text:style-name="T36">circuitos elétricos, </text:span><text:span text:style-name="T35">máquinas de corrente contínua </text:span><text:span text:style-name="T36">e</text:span><text:span text:style-name="T35"> alternada, </text:span><text:span text:style-name="T36">bem como rudimentos de acionamentos elétricos</text:span><text:span text:style-name="T35">. Assim, ao final do curso espera-se que o aluno:</text:span></text:p>
            <text:p text:style-name="P51">- Esteja familiarizado com os instrumentos de medidas, elementos de circuitos e equipamentos elétricos;</text:p>
            <text:p text:style-name="P39">- Esteja apto a conceber e projetar painéis de comando utilizando contatores;</text:p>
            <text:p text:style-name="P39">- Desenvolva o pensamento crítico <text:span text:style-name="T67">e de</text:span> síntese, <text:span text:style-name="T67">na resolução de problemas práticos de engenharia;</text:span></text:p>
          </table:table-cell>
        </table:table-row>
        <table:table-row table:style-name="Table2.1">
          <table:table-cell table:style-name="Table2.A1" office:value-type="string">
            <text:p text:style-name="P43"><text:span text:style-name="T7">Metodologia</text:span><text:span text:style-name="T10">:Aulas teóricas </text:span><text:span text:style-name="T13">historicamente contextualizadas, </text:span><text:span text:style-name="T10">intercaladas com a resolução de problemas propostos a serem realizados em sala ou em casa. Aulas práticas de laboratório.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Datas </text:p>
          </table:table-cell>
          <table:table-cell table:style-name="Table3.B1" office:value-type="string">
            <text:p text:style-name="P41">Conteúdo</text:p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B1" office:value-type="string">
            <text:p text:style-name="P17">Aulas teóricas</text:p>
          </table:table-cell>
        </table:table-row>
        <table:table-row table:style-name="Table3.1">
          <table:table-cell table:style-name="Table3.A3" office:value-type="string">
            <text:p text:style-name="P33">semana</text:p>
          </table:table-cell>
          <table:table-cell table:style-name="Table3.B3" office:value-type="string">
            <text:p text:style-name="P14"><text:span text:style-name="T2">Unidade </text:span><text:span text:style-name="T4">I</text:span> : <text:span text:style-name="T46">Eletromagnetismo e Circuitos de Corrente Alternada</text:span></text:p>
          </table:table-cell>
        </table:table-row>
        <table:table-row table:style-name="Table3.1">
          <table:table-cell table:style-name="Table3.A3" office:value-type="string">
            <text:p text:style-name="P35">2</text:p>
            <text:p text:style-name="P54">20/set</text:p>
          </table:table-cell>
          <table:table-cell table:style-name="Table3.B3" office:value-type="string">
            <text:p text:style-name="P26">Laboratório: Apresentação do laboratório</text:p>
            <text:p text:style-name="P22"><text:span text:style-name="T74">Sala de aula: </text:span>Apresentação da disciplina</text:p>
          </table:table-cell>
        </table:table-row>
        <table:table-row table:style-name="Table3.1">
          <table:table-cell table:style-name="Table3.A3" office:value-type="string">
            <text:p text:style-name="P35">3</text:p>
            <text:p text:style-name="P54">27/set</text:p>
          </table:table-cell>
          <table:table-cell table:style-name="Table3.B3" office:value-type="string">
            <text:p text:style-name="P23"><text:span text:style-name="T74">Laboratório</text:span>: segurança em serviços de eletricidade</text:p>
            <text:p text:style-name="P22"><text:span text:style-name="T75">Sala de aula: </text:span>Conceitos básicos sobre eletricidade: <text:span text:style-name="T75">Equações de Maxwell</text:span></text:p>
          </table:table-cell>
        </table:table-row>
        <table:table-row table:style-name="Table3.1">
          <table:table-cell table:style-name="Table3.A3" office:value-type="string">
            <text:p text:style-name="P35">4</text:p>
            <text:p text:style-name="P54">04/out</text:p>
          </table:table-cell>
          <table:table-cell table:style-name="Table3.B3" office:value-type="string">
            <text:p text:style-name="P24"><text:span text:style-name="T75">Laboratório</text:span>: <text:span text:style-name="T75">Leis de Ohm e Kirchhoff (exercícios)</text:span></text:p>
            <text:p text:style-name="P22"><text:span text:style-name="T75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5</text:p>
          </table:table-cell>
          <table:table-cell table:style-name="Table3.B3" office:value-type="string">
            <text:p text:style-name="P27">Laboratório: C<text:span text:style-name="T73">ircuitos magnéticos e </text:span>I<text:span text:style-name="T73">ndução </text:span>Eletromagnética (demonstração)</text:p>
            <text:p text:style-name="P25"><text:span text:style-name="T77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6</text:p>
          </table:table-cell>
          <table:table-cell table:style-name="Table3.B3" office:value-type="string">
            <text:p text:style-name="P27">Laboratório: C<text:span text:style-name="T73">ircuitos magnéticos e </text:span>I<text:span text:style-name="T73">ndução </text:span>Eletromagnética (<text:span text:style-name="T77">exercícios</text:span>)</text:p>
            <text:p text:style-name="P22">Princípios de Corrente Alternada: dispositivos básicos 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7</text:p>
          </table:table-cell>
          <table:table-cell table:style-name="Table3.B3" office:value-type="string">
            <text:p text:style-name="P24"><text:span text:style-name="T75">Laboratório</text:span>: comandos elétricos</text:p>
            <text:p text:style-name="P22"><text:span text:style-name="T75">Sala de aula:</text:span> dispositivos básicos <text:s/><text:span text:style-name="T75">de CA </text:span>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8</text:p>
          </table:table-cell>
          <table:table-cell table:style-name="Table3.B3" office:value-type="string">
            <text:p text:style-name="P24"><text:span text:style-name="T75">Laboratório</text:span>: Aplicações de eletromagnetismo: Transformadores</text:p>
            <text:p text:style-name="P22"><text:span text:style-name="T75">Sala de aula: </text:span>os números complexos e os fasores </text:p>
          </table:table-cell>
        </table:table-row>
        <table:table-row table:style-name="Table3.1">
          <table:table-cell table:style-name="Table3.A3" office:value-type="string">
            <text:p text:style-name="P35">9</text:p>
          </table:table-cell>
          <table:table-cell table:style-name="Table3.B3" office:value-type="string">
            <text:p text:style-name="P24"><text:span text:style-name="T75">Laboratório</text:span>: Exercícios sobre números complexos</text:p>
            <text:p text:style-name="P22">Circuitos de corrente alternada: Impedância e circuitos com fasores</text:p>
          </table:table-cell>
        </table:table-row>
        <table:table-row table:style-name="Table3.1">
          <table:table-cell table:style-name="Table3.A3" office:value-type="string">
            <text:p text:style-name="P35">10</text:p>
          </table:table-cell>
          <table:table-cell table:style-name="Table3.B3" office:value-type="string">
            <text:p text:style-name="P24"><text:span text:style-name="T75">Laboratório</text:span>: Análise fasoria<text:span text:style-name="T75">l</text:span></text:p>
            <text:p text:style-name="P22"><text:span text:style-name="T75">Sala de aula: </text:span>Potência em Corrente Alternada e correção do fator de potência</text:p>
          </table:table-cell>
        </table:table-row>
        <table:table-row table:style-name="Table3.1">
          <table:table-cell table:style-name="Table3.A1" office:value-type="string">
            <text:p text:style-name="P35">11</text:p>
          </table:table-cell>
          <table:table-cell table:style-name="Table3.B1" office:value-type="string">
            <text:p text:style-name="P27">Laboratório: exercícios de revisão para prova 1</text:p>
            <text:p text:style-name="P27">Sala de aula: prova1</text:p>
          </table:table-cell>
        </table:table-row>
        <table:table-row table:style-name="Table3.1">
          <table:table-cell table:style-name="Table3.A3" office:value-type="string">
            <text:p text:style-name="P34"/>
          </table:table-cell>
          <table:table-cell table:style-name="Table3.B3" office:value-type="string">
            <text:p text:style-name="P15">Unidade II: Máquinas Elétricas e Sistemas Polifásicos</text:p>
          </table:table-cell>
        </table:table-row>
        <table:table-row table:style-name="Table3.1">
          <table:table-cell table:style-name="Table3.A3" office:value-type="string">
            <text:p text:style-name="P35">12</text:p>
          </table:table-cell>
          <table:table-cell table:style-name="Table3.B3" office:value-type="string">
            <text:p text:style-name="P28">Laboratório: Máquinas <text:span text:style-name="T77">elétricas (</text:span>históri<text:span text:style-name="T77">co)</text:span></text:p>
            <text:p text:style-name="P28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3</text:p>
          </table:table-cell>
          <table:table-cell table:style-name="Table3.B3" office:value-type="string">
            <text:p text:style-name="P29">Laboratório: <text:span text:style-name="T80">Exercícios</text:span></text:p>
            <text:p text:style-name="P29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4</text:p>
          </table:table-cell>
          <table:table-cell table:style-name="Table3.B3" office:value-type="string">
            <text:p text:style-name="P28">Laboratório: Exercícios</text:p>
            <text:p text:style-name="P28">Sala de aula: Motores CC <text:span text:style-name="T77">e CA</text:span></text:p>
          </table:table-cell>
        </table:table-row>
        <table:table-row table:style-name="Table3.1">
          <table:table-cell table:style-name="Table3.A3" office:value-type="string">
            <text:p text:style-name="P35">15</text:p>
          </table:table-cell>
          <table:table-cell table:style-name="Table3.B3" office:value-type="string">
            <text:p text:style-name="P28">Laboratório: Acionamento de um motor CC</text:p>
            <text:p text:style-name="P28">Sala de Aula: Motores <text:span text:style-name="T77">CC e </text:span>CA</text:p>
          </table:table-cell>
        </table:table-row>
        <table:table-row table:style-name="Table3.1">
          <table:table-cell table:style-name="Table3.A3" office:value-type="string">
            <text:p text:style-name="P35">16</text:p>
          </table:table-cell>
          <table:table-cell table:style-name="Table3.B3" office:value-type="string">
            <text:p text:style-name="P28">Laboratório: Acionamento de um motor universal (CC e CA)</text:p>
            <text:p text:style-name="P28">Sala de Aula: <text:span text:style-name="T77">sistemas polifásicos</text:span></text:p>
          </table:table-cell>
        </table:table-row>
        <table:table-row table:style-name="Table3.20">
          <table:table-cell table:style-name="Table3.A3" office:value-type="string">
            <text:p text:style-name="P35">17</text:p>
          </table:table-cell>
          <table:table-cell table:style-name="Table3.B3" office:value-type="string">
            <text:p text:style-name="P28">Laboratório: Instalações elétricas</text:p>
            <text:p text:style-name="P28">Sala de aula: <text:span text:style-name="T79">S</text:span>istemas polifásicos</text:p>
          </table:table-cell>
        </table:table-row>
        <table:table-row table:style-name="Table3.1">
          <table:table-cell table:style-name="Table3.A3" office:value-type="string">
            <text:p text:style-name="P35">-</text:p>
          </table:table-cell>
          <table:table-cell table:style-name="Table3.B3" office:value-type="string">
            <text:p text:style-name="P30">Laboratório: <text:span text:style-name="T76">Sistemas polifásicos (exercícios)</text:span></text:p>
            <text:p text:style-name="P31">Sala de aula: Sistemas polifásicos </text:p>
          </table:table-cell>
        </table:table-row>
        <text:soft-page-break/>
        <table:table-row table:style-name="Table3.1">
          <table:table-cell table:style-name="Table3.A3" office:value-type="string">
            <text:p text:style-name="P35">18</text:p>
          </table:table-cell>
          <table:table-cell table:style-name="Table3.B3" office:value-type="string">
            <text:p text:style-name="P32">Laboratório: <text:span text:style-name="T78">prova 2</text:span></text:p>
            <text:p text:style-name="P32">Sala de aula: revisão para a prova 2</text:p>
          </table:table-cell>
        </table:table-row>
        <table:table-row table:style-name="Table3.1">
          <table:table-cell table:style-name="Table3.A3" office:value-type="string">
            <text:p text:style-name="P16">19</text:p>
          </table:table-cell>
          <table:table-cell table:style-name="Table3.B3" office:value-type="string">
            <text:p text:style-name="P19">Entrega (e discussão <text:span text:style-name="T64">em sala</text:span>) da <text:span text:style-name="T64">P</text:span>2 – <text:span text:style-name="T72">horário a combinar</text:span></text:p>
            <text:p text:style-name="P18">EXAME ESPECIAL</text:p>
          </table:table-cell>
        </table:table-row>
        <table:table-row table:style-name="Table3.1">
          <table:table-cell table:style-name="Table3.B1" table:number-columns-spanned="2" office:value-type="string">
            <text:p text:style-name="P36">Bibliografia básica: </text:p>
            <text:p text:style-name="P49"><text:span text:style-name="T51">[</text:span><text:span text:style-name="T52">1</text:span><text:span text:style-name="T51">] CHAPMAN, S. J. </text:span><text:span text:style-name="T55">Fundamentos de Máquinas Elétricas.</text:span><text:span text:style-name="T51"> 5. ed. São Paulo&gt; McGrawHill, 2013.</text:span><text:span text:style-name="T54">2006.</text:span> </text:p>
            <text:p text:style-name="P50">[2] <text:span text:style-name="T51">BOYLESTAD, R. L.; NASHELSKY, L. </text:span><text:span text:style-name="T56">Introdução à Análise de Circuitos</text:span><text:span text:style-name="T51"> . 1. ed., Pearson, 2011.</text:span></text:p>
            <text:p text:style-name="P49">[<text:span text:style-name="T71">3</text:span>] FRANCHI, C. M. <text:span text:style-name="T11">Acionamentos Elétricos.</text:span> 4. ed. São Paulo: Érica, 2010.</text:p>
            <text:p text:style-name="P37">Bibliografia complementar:</text:p>
            <text:p text:style-name="P52"><text:span text:style-name="T62">[</text:span><text:span text:style-name="T53">1</text:span><text:span text:style-name="T62">] COTRIM, A. M. B. </text:span><text:span text:style-name="T63">Instalações Elétricas</text:span><text:span text:style-name="T62">. 5. ed., São Paulo: McGrawHill do Brasil, 2009.</text:span></text:p>
            <text:p text:style-name="P46"><text:span text:style-name="T51"><text:s/>[2] GUSSOW, M. </text:span><text:span text:style-name="T56">Eletricidade Básica.</text:span><text:span text:style-name="T51"> São Paulo: Makron Books, 1997.</text:span></text:p>
            <text:p text:style-name="P46"><text:span text:style-name="T51"><text:s/>[3] FLARYS, F. </text:span><text:span text:style-name="T56">Eletrotécnica Geral: teoria e Exercícios resolvidos.</text:span><text:span text:style-name="T51"> 1. ed. Barueri-SP: Manole, 2006.</text:span></text:p>
            <text:p text:style-name="P46"><text:span text:style-name="T51"><text:s/>[4</text:span><text:span text:style-name="T56">]</text:span><text:span text:style-name="T51"> </text:span><text:span text:style-name="T57">GRAY, A.; WALLACE, A. </text:span><text:span text:style-name="T56">Eletrotécnica: Princípios e Aplicações.</text:span><text:span text:style-name="T51"> Livros Técnicos e Científicos S.A., 1982.</text:span></text:p>
            <text:p text:style-name="P38"><text:span text:style-name="T23"><text:s/></text:span><text:span text:style-name="T30">[5] </text:span><text:span text:style-name="T50">MAGALDI, M. </text:span><text:span text:style-name="T49">Noções de Eletrotécnica</text:span><text:span text:style-name="T50">. Guanabara Dois, 1981.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48"><text:span text:style-name="T20">Sistema de avaliação:</text:span><text:span text:style-name="T19"> </text:span><text:span text:style-name="T31">A</text:span><text:span text:style-name="T19">ssiduidade, </text:span><text:span text:style-name="T40">exercícios em sala</text:span><text:span text:style-name="T19">, </text:span><text:span text:style-name="T32">provas e</text:span><text:span text:style-name="T19"> relatórios técnicos.</text:span></text:p>
            <text:p text:style-name="P47">P1: <text:span text:style-name="T68">4</text:span> pontos</text:p>
            <text:p text:style-name="P47">P2: <text:span text:style-name="T68">4</text:span> pontos</text:p>
            <text:p text:style-name="P47"><text:span text:style-name="T68">Exercícios e P</text:span>ráticas: <text:span text:style-name="T68">2</text:span> pontos</text:p>
            <text:p text:style-name="P5"><text:span text:style-name="T26">Prova 1</text:span><text:span text:style-name="T19"> </text:span><text:span text:style-name="T42"></text:span><text:span text:style-name="T20"> </text:span><text:span text:style-name="T27">29</text:span><text:span text:style-name="T20">/</text:span><text:span text:style-name="T27">11</text:span><text:span text:style-name="T20">/201</text:span><text:span text:style-name="T25">6 </text:span><text:span text:style-name="T20"><text:s text:c="10"/></text:span></text:p>
            <text:p text:style-name="P5"><text:span text:style-name="T26">Prova 2</text:span><text:span text:style-name="T28"> </text:span><text:span text:style-name="T44"></text:span><text:span text:style-name="T21"> <text:s/></text:span><text:span text:style-name="T22">31</text:span><text:span text:style-name="T21">/</text:span><text:span text:style-name="T22">01</text:span><text:span text:style-name="T21">/201</text:span><text:span text:style-name="T22">7</text:span><text:span text:style-name="T21"> </text:span></text:p>
            <text:p text:style-name="P3"><text:span text:style-name="T20">Exame Especial </text:span><text:span text:style-name="T44"></text:span><text:span text:style-name="T21"> </text:span><text:span text:style-name="T22">07</text:span><text:span text:style-name="T21">/</text:span><text:span text:style-name="T22">02</text:span><text:span text:style-name="T21">/201</text:span><text:span text:style-name="T22">7</text:span></text:p>
            <text:p text:style-name="P20"><text:span text:style-name="T8">Observações:</text:span> </text:p>
            <text:p text:style-name="P20"><text:span text:style-name="T8">1)</text:span> Não será permitido fazer aula prática fora do horário da turma matriculada;</text:p>
            <text:p text:style-name="P20"><text:span text:style-name="T8">2)</text:span> Os relatórios técnicos só poderão ser entregues com a participação na prática;</text:p>
            <text:p text:style-name="P21"><text:span text:style-name="T9">3) </text:span><text:span text:style-name="T69">D</text:span>evolução de provas e trabalhos: Nas datas mencionadas no plano de ensino (Resolução CEPE 2.180, de 05 de agosto de 2002);</text:p>
            <text:p text:style-name="P4"><text:span text:style-name="T60">4</text:span><text:span text:style-name="T61">)</text:span><text:span text:style-name="T58"> A disciplina é presencial </text:span><text:span text:style-name="T59">e pré-requisito para o Exame Especial</text:span><text:span text:style-name="T19">: </text:span><text:span text:style-name="T29">vide </text:span><text:span text:style-name="T19">Resolução CEPE N</text:span><text:span text:style-name="T5">0</text:span><text:span text:style-name="T19"> 2.880 (de 08/05/2006) </text:span><text:span text:style-name="T41"></text:span><text:span text:style-name="T19"> <text:s/>Pré-requisito: Freq</text:span><text:span text:style-name="T29">u</text:span><text:span text:style-name="T19">ência mínima de 75% </text:span><text:span text:style-name="T38">das aulas dadas</text:span><text:span text:style-name="T37"> </text:span></text:p>
            <text:p text:style-name="P44">Conteúdo para o exame especial total (EET): toda a matéria, <text:span text:style-name="T3">de natureza dissertativa</text:span><text:span text:style-name="T69">;</text:span></text:p>
            <text:p text:style-name="P45">Conteúdo para o exame especial parcial (EEP): Referente às avaliações pedidas, <text:span text:style-name="T3">de natureza dissertativa</text:span><text:span text:style-name="T70"> </text:span><text:span text:style-name="T43"> </text:span>para o aluno que se ausentar em, no máximo, 50% das avaliações (i.e., prova 1 ou prova 2). Neste caso, o aluno tem a opção de fazer o EEP ou EET. <text:span text:style-name="T2">Comunicar a opção até 2 dias antes do exame especial</text:span>.</text:p>
            <text:p text:style-name="P40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pt" fo:country="B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Style" style:display-name="Default Style" style:family="paragraph" style:default-outline-level="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263cm" fo:margin-left="-0.132cm" table:align="left" style:writing-mode="lr-tb"/>
    </style:style>
    <style:style style:name="Table4.A" style:family="table-column">
      <style:table-column-properties style:column-width="1.875cm"/>
    </style:style>
    <style:style style:name="Table4.B" style:family="table-column">
      <style:table-column-properties style:column-width="11.751cm"/>
    </style:style>
    <style:style style:name="Table4.C" style:family="table-column">
      <style:table-column-properties style:column-width="2.637cm"/>
    </style:style>
    <style:style style:name="Table4.1" style:family="table-row">
      <style:table-row-properties style:min-row-height="1.603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MP3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3c4a4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7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7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734cm" svg:height="1.52cm" draw:z-index="3"><draw:image xlink:href="Pictures/200000110000184A000032BFC8EC5342DF2EC328.wmf" xlink:type="simple" xlink:show="embed" xlink:actuate="onLoad"/></draw:frame></text:p>
            </table:table-cell>
            <table:table-cell table:style-name="Table4.A1" office:value-type="string">
              <text:p text:style-name="MP2">DEPARTAMENTO DE ENGENHARIA DE CONTROLE <text:span text:style-name="MT1">&amp;</text:span> AUTOMAÇÃO</text:p>
              <text:p text:style-name="MP2">ESCOLA DE MINAS - UFOP</text:p>
              <text:p text:style-name="MP2">PLANO DE ENSINO</text:p>
            </table:table-cell>
            <table:table-cell table:style-name="Table4.C1" office:value-type="string">
              <text:p text:style-name="MP1"><draw:frame text:anchor-type="paragraph" draw:z-index="1" draw:style-name="Mgr1" draw:text-style-name="MP3" svg:width="1.68cm" svg:height="1.329cm" svg:x="0.217cm" svg:y="0.042cm"><draw:image xlink:href="Pictures/1000000000000098000000988AB89EF9CDE4FD0A.png" xlink:type="simple" xlink:show="embed" xlink:actuate="onLoad"><text:p/></draw:image></draw:frame><text:bookmark text:name="_1096709094"/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EF/UFOP                                       20 SEMESTRE/96</dc:title>
    <meta:initial-creator>FUNDACAO GORCEIX</meta:initial-creator>
    <meta:creation-date>2012-02-24T09:24:00</meta:creation-date>
    <dc:date>2016-10-03T21:30:39.278148937</dc:date>
    <meta:print-date>2005-03-16T14:33:00</meta:print-date>
    <meta:editing-cycles>136</meta:editing-cycles>
    <meta:editing-duration>PT23H37M48S</meta:editing-duration>
    <meta:generator>LibreOffice/5.0.3.2$Linux_X86_64 LibreOffice_project/00m0$Build-2</meta:generator>
    <dc:creator>Danny </dc:creator>
    <meta:document-statistic meta:table-count="4" meta:image-count="1" meta:object-count="0" meta:page-count="2" meta:paragraph-count="111" meta:word-count="728" meta:character-count="4988" meta:non-whitespace-character-count="4335"/>
    <meta:user-defined meta:name="Info 1"/>
    <meta:user-defined meta:name="Info 2"/>
    <meta:user-defined meta:name="Info 3"/>
    <meta:user-defined meta:name="Info 4"/>
  </office:meta>
</office:document-meta>
</file>